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onymousSecurityHandler.login( final Map logi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onymousSecurityHandler.logout( final Map context , final User u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